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383cm" fo:margin-left="-0.381cm" fo:margin-top="0cm" fo:margin-bottom="0cm" table:align="left"/>
    </style:style>
    <style:style style:name="Table1.A" style:family="table-column">
      <style:table-column-properties style:column-width="7.661cm"/>
    </style:style>
    <style:style style:name="Table1.B" style:family="table-column">
      <style:table-column-properties style:column-width="7.7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72cm" fo:margin-left="-0.381cm" fo:margin-top="0cm" fo:margin-bottom="0cm" table:align="left"/>
    </style:style>
    <style:style style:name="Table2.A" style:family="table-column">
      <style:table-column-properties style:column-width="3.306cm"/>
    </style:style>
    <style:style style:name="Table2.B" style:family="table-column">
      <style:table-column-properties style:column-width="12.067cm"/>
    </style:style>
    <style:style style:name="Table2.1" style:family="table-row">
      <style:table-row-properties style:min-row-height="0.6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text-properties fo:font-size="9pt" fo:font-style="italic" style:font-size-asian="9pt" style:font-style-asian="italic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fo:font-style="italic" style:font-size-asian="9pt" style:font-style-asian="italic" style:font-size-complex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90c5" officeooo:paragraph-rsid="000390c5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4fe8e" officeooo:paragraph-rsid="0004fe8e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10" style:family="paragraph" style:parent-style-name="Heading_20_1" style:list-style-name="WWNum1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fo:font-style="italic" style:font-style-asian="italic"/>
    </style:style>
    <style:style style:name="P12" style:family="paragraph" style:parent-style-name="Text_20_body" style:list-style-name="L1">
      <style:text-properties fo:font-style="italic" style:font-style-asian="italic"/>
    </style:style>
    <style:style style:name="P13" style:family="paragraph" style:parent-style-name="Text_20_body" style:list-style-name="L2">
      <style:text-properties fo:font-style="italic" style:font-style-asian="italic"/>
    </style:style>
    <style:style style:name="P14" style:family="paragraph" style:parent-style-name="Text_20_body" style:list-style-name="L3">
      <style:text-properties fo:font-style="italic" style:font-style-asian="italic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Text_20_body" style:list-style-name="L4">
      <style:text-properties fo:font-style="italic" style:font-style-asian="italic"/>
    </style:style>
    <style:style style:name="P17" style:family="paragraph" style:parent-style-name="Text_20_body" style:list-style-name="L5">
      <style:text-properties fo:font-style="italic" style:font-style-asian="italic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Text_20_body" style:list-style-name="L6"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Text_20_body" style:list-style-name="L7">
      <style:text-properties fo:color="#000000" loext:opacity="100%" style:font-name="Times New Roman" style:font-name-asian="Times New Roman1" style:font-name-complex="Times New Roman1"/>
    </style:style>
    <style:style style:name="P21" style:family="paragraph" style:parent-style-name="Text_20_body" style:list-style-name="L8">
      <style:text-properties fo:color="#000000" loext:opacity="100%" style:font-name="Times New Roman" style:font-name-asian="Times New Roman1" style:font-name-complex="Times New Roman1"/>
    </style:style>
    <style:style style:name="P22" style:family="paragraph" style:parent-style-name="Text_20_body" style:list-style-name="L9">
      <style:text-properties fo:color="#000000" loext:opacity="100%" style:font-name="Times New Roman" style:font-name-asian="Times New Roman1" style:font-name-complex="Times New Roman1"/>
    </style:style>
    <style:style style:name="P23" style:family="paragraph" style:parent-style-name="Text_20_body" style:list-style-name="L10">
      <style:text-properties fo:color="#000000" loext:opacity="100%" style:font-name="Times New Roman" style:font-name-asian="Times New Roman1" style:font-name-complex="Times New Roman1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Text_20_body" style:list-style-name="L11">
      <style:text-properties fo:color="#000000" loext:opacity="100%" style:font-name="Times New Roman" style:font-name-asian="Times New Roman1" style:font-name-complex="Times New Roman1"/>
    </style:style>
    <style:style style:name="P26" style:family="paragraph" style:parent-style-name="Text_20_body">
      <style:text-properties officeooo:rsid="000390c5" officeooo:paragraph-rsid="000390c5"/>
    </style:style>
    <style:style style:name="P27" style:family="paragraph" style:parent-style-name="Text_20_body" style:list-style-name="L12">
      <style:text-properties officeooo:rsid="000390c5"/>
    </style:style>
    <style:style style:name="P28" style:family="paragraph" style:parent-style-name="Text_20_body">
      <style:text-properties officeooo:rsid="000390c5"/>
    </style:style>
    <style:style style:name="P29" style:family="paragraph" style:parent-style-name="Standard">
      <style:text-properties officeooo:rsid="000390c5" officeooo:paragraph-rsid="000390c5"/>
    </style:style>
    <style:style style:name="P30" style:family="paragraph" style:parent-style-name="Heading_20_1" style:list-style-name="WWNum1"/>
    <style:style style:name="P31" style:family="paragraph" style:parent-style-name="Text_20_body" style:list-style-name="L13">
      <style:text-properties fo:font-style="italic" style:font-style-asian="italic"/>
    </style:style>
    <style:style style:name="P32" style:family="paragraph" style:parent-style-name="Text_20_body" style:list-style-name="L14">
      <style:text-properties fo:font-style="italic" style:font-style-asian="italic"/>
    </style:style>
    <style:style style:name="T1" style:family="text">
      <style:text-properties officeooo:rsid="0004fe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pto. Informática - I.E.S. La Marisma</text:p>
          </table:table-cell>
          <table:table-cell table:style-name="Table1.A1" office:value-type="string">
            <text:p text:style-name="P3"><text:bookmark text:name="_d315k7i4y7vh"/>C.F.G.M. Sistemas Microinformáticos y Redes</text:p>
          </table:table-cell>
        </table:table-row>
      </table:table>
      <text:p text:style-name="Title">PROPUESTA DE PROYECTO 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ombre del proyecto:</text:p>
          </table:table-cell>
          <table:table-cell table:style-name="Table2.B1" office:value-type="string">
            <text:p text:style-name="P6">Sistema de monitorización y control de redes </text:p>
          </table:table-cell>
        </table:table-row>
        <table:table-row table:style-name="Table2.1">
          <table:table-cell table:style-name="Table2.A1" office:value-type="string">
            <text:p text:style-name="P5">Alumno:</text:p>
          </table:table-cell>
          <table:table-cell table:style-name="Table2.B2" office:value-type="string">
            <text:p text:style-name="P7">Mario <text:span text:style-name="T1">García Calero</text:span></text:p>
          </table:table-cell>
        </table:table-row>
        <table:table-row table:style-name="Table2.1">
          <table:table-cell table:style-name="Table2.A1" office:value-type="string">
            <text:p text:style-name="P5">Curso:</text:p>
          </table:table-cell>
          <table:table-cell table:style-name="Table2.B2" office:value-type="string">
            <text:p text:style-name="P8">2ºSMR</text:p>
          </table:table-cell>
        </table:table-row>
        <table:table-row table:style-name="Table2.1">
          <table:table-cell table:style-name="Table2.A1" office:value-type="string">
            <text:p text:style-name="P5">Tutor:</text:p>
          </table:table-cell>
          <table:table-cell table:style-name="Table2.B2" office:value-type="string">
            <text:p text:style-name="P9">Déjese este campo en blanco. </text:p>
          </table:table-cell>
        </table:table-row>
      </table:table>
      <text:p text:style-name="P4"/>
      <text:list xml:id="list1049246513" text:style-name="WWNum1">
        <text:list-item>
          <text:p text:style-name="P10">OBJETIVOS<text:tab/></text:p>
        </text:list-item>
      </text:list>
      <text:p text:style-name="P11">Desarrollar un sistema que permita <text:span text:style-name="Strong_20_Emphasis">monitorizar en tiempo real las redes, sistemas eléctricos y de seguridad</text:span> de Chitech Onuba S.L.</text:p>
      <text:list text:style-name="L1">
        <text:list-item>
          <text:p text:style-name="P12">Automatizar la <text:span text:style-name="Strong_20_Emphasis">detección de incidencias y alertas</text:span>, optimizando el tiempo de respuesta del equipo técnico.</text:p>
        </text:list-item>
      </text:list>
      <text:list text:style-name="L2">
        <text:list-item>
          <text:p text:style-name="P13">Centralizar la <text:span text:style-name="Strong_20_Emphasis">gestión de mantenimiento y supervisión</text:span> de los sistemas existentes en la empresa.</text:p>
        </text:list-item>
      </text:list>
      <text:list text:style-name="L3">
        <text:list-item>
          <text:p text:style-name="P14">El proyecto será utilizado internamente por Chitech para mejorar la eficiencia operativa y la calidad del servicio a clientes.</text:p>
        </text:list-item>
      </text:list>
      <text:p text:style-name="P15"/>
      <text:list xml:id="list95118034723036" text:continue-list="list1049246513" text:style-name="WWNum1">
        <text:list-item>
          <text:p text:style-name="P10">ANÁLISIS DE LO EXISTENTE</text:p>
        </text:list-item>
      </text:list>
      <text:p text:style-name="P11">Actualmente, la supervisión de los sistemas eléctricos, de telecomunicaciones y de seguridad se realiza de forma <text:span text:style-name="Strong_20_Emphasis">manual o semiautomática</text:span>, mediante visitas físicas, revisiones periódicas y llamadas para reportar incidencias.</text:p>
      <text:list text:style-name="L4">
        <text:list-item>
          <text:p text:style-name="P16">No existe un sistema centralizado que registre y monitorice <text:span text:style-name="Strong_20_Emphasis">alertas, caídas de red, fallos de cámaras o sistemas de control de acceso</text:span>.</text:p>
        </text:list-item>
      </text:list>
      <text:list text:style-name="L5">
        <text:list-item>
          <text:p text:style-name="P17">La comunicación entre técnicos se realiza principalmente <text:span text:style-name="Strong_20_Emphasis">por teléfono o correo electrónico</text:span>, lo que puede retrasar la resolución de problemas.</text:p>
        </text:list-item>
      </text:list>
      <text:p text:style-name="P15"/>
      <text:list xml:id="list95117760790095" text:continue-list="list95118034723036" text:style-name="WWNum1">
        <text:list-item>
          <text:p text:style-name="P10">ANÁLISIS DEL SISTEMA</text:p>
        </text:list-item>
      </text:list>
      <text:p text:style-name="P18">El sistema a desarrollar abarcará principalmente:</text:p>
      <text:list text:style-name="L6">
        <text:list-item>
          <text:p text:style-name="P19"><text:span text:style-name="Strong_20_Emphasis">Monitorización de redes y servidores</text:span>: detección de caídas, saturación o fallos en tiempo real.</text:p>
        </text:list-item>
        <text:list-item>
          <text:p text:style-name="P19"><text:soft-page-break/><text:span text:style-name="Strong_20_Emphasis">Supervisión de sistemas eléctricos y de seguridad</text:span>: cámaras, control de accesos, sensores.</text:p>
        </text:list-item>
        <text:list-item>
          <text:p text:style-name="P19"><text:span text:style-name="Strong_20_Emphasis">Generación de alertas automáticas</text:span>: notificaciones inmediatas al personal responsable.</text:p>
        </text:list-item>
        <text:list-item>
          <text:p text:style-name="P19"><text:span text:style-name="Strong_20_Emphasis">Registro histórico de incidencias</text:span>: para analizar patrones y mejorar el mantenimiento preventivo.</text:p>
        </text:list-item>
      </text:list>
      <text:list text:style-name="L7">
        <text:list-item>
          <text:p text:style-name="P20">Herramientas y recursos existentes:</text:p>
        </text:list-item>
      </text:list>
      <text:list text:style-name="L8">
        <text:list-item>
          <text:p text:style-name="P21">Hardware de la empresa: routers, switches, cámaras de vigilancia, equipos eléctricos y servidores locales.</text:p>
        </text:list-item>
        <text:list-item>
          <text:p text:style-name="P21">Software: sistemas de administración y facturación actuales, sin monitorización centralizada.</text:p>
        </text:list-item>
      </text:list>
      <text:list text:style-name="L9">
        <text:list-item>
          <text:p text:style-name="P22">Trabajo del alumno:</text:p>
        </text:list-item>
      </text:list>
      <text:list text:style-name="L10">
        <text:list-item>
          <text:p text:style-name="P23">Implementación del <text:span text:style-name="Strong_20_Emphasis">sistema de monitorización</text:span>, configuración de alertas, desarrollo de interfaz básica para visualizar el estado de sistemas.</text:p>
        </text:list-item>
        <text:list-item>
          <text:p text:style-name="P23">El alumno no modificará los sistemas existentes de producción, solo los supervisará y centralizará.</text:p>
        </text:list-item>
      </text:list>
      <text:p text:style-name="P24"/>
      <text:list xml:id="list95119648141621" text:continue-list="list95117760790095" text:style-name="WWNum1">
        <text:list-item>
          <text:p text:style-name="P10">DISEÑO DEL SISTEMA </text:p>
        </text:list-item>
      </text:list>
      <text:p text:style-name="P18"><text:span text:style-name="Strong_20_Emphasis">Hardware:</text:span></text:p>
      <text:list text:style-name="L11">
        <text:list-item>
          <text:list>
            <text:list-item>
              <text:p text:style-name="P25">Raspberry Pi 4 (servidor económico y compacto para centralizar alertas).</text:p>
            </text:list-item>
            <text:list-item>
              <text:p text:style-name="P25">Sensores opcionales para electricidad o control de accesos existentes.</text:p>
            </text:list-item>
          </text:list>
        </text:list-item>
        <text:list-item>
          <text:p text:style-name="P25"><text:span text:style-name="Strong_20_Emphasis">Software:</text:span></text:p>
          <text:list>
            <text:list-item>
              <text:p text:style-name="P25">Sistemas de monitorización libres: <text:span text:style-name="Strong_20_Emphasis">Nagios, Zabbix o Icinga</text:span>.</text:p>
            </text:list-item>
            <text:list-item>
              <text:p text:style-name="P25">Interfaz web para la visualización de estado y alertas (HTML/CSS/JavaScript básico).</text:p>
            </text:list-item>
            <text:list-item>
              <text:p text:style-name="P25">Sistema operativo: Raspbian / Raspberry Pi OS o similar.</text:p>
            </text:list-item>
          </text:list>
        </text:list-item>
        <text:list-item>
          <text:p text:style-name="P25"><text:span text:style-name="Strong_20_Emphasis">Base de datos:</text:span></text:p>
          <text:list>
            <text:list-item>
              <text:p text:style-name="P25">MySQL o SQLite para el registro histórico de incidencias.</text:p>
            </text:list-item>
          </text:list>
        </text:list-item>
        <text:list-item>
          <text:p text:style-name="P25"><text:span text:style-name="Strong_20_Emphasis">Lenguajes de programación:</text:span></text:p>
          <text:list>
            <text:list-item>
              <text:p text:style-name="P25">Python para scripts de control y automatización.</text:p>
            </text:list-item>
            <text:list-item>
              <text:p text:style-name="P25">PHP/JavaScript para interfaz web (opcional según diseño).</text:p>
            </text:list-item>
          </text:list>
        </text:list-item>
      </text:list>
      <text:p text:style-name="P24"/>
      <text:list xml:id="list95119424945658" text:continue-list="list95119648141621" text:style-name="WWNum1">
        <text:list-item>
          <text:p text:style-name="P10"><text:soft-page-break/>ESTIMACIÓN DE COSTES</text:p>
        </text:list-item>
      </text:list>
      <text:p text:style-name="P26"><text:span text:style-name="Strong_20_Emphasis">Raspberry Pi 4 + accesorios (cables, microSD, carcasa):</text:span> 80 €</text:p>
      <text:list text:style-name="L12">
        <text:list-item>
          <text:p text:style-name="P27"><text:span text:style-name="Strong_20_Emphasis">Sensores adicionales (opcional):</text:span> 50 €</text:p>
        </text:list-item>
        <text:list-item>
          <text:p text:style-name="P27"><text:span text:style-name="Strong_20_Emphasis">Software:</text:span> 0 € (uso de software libre)</text:p>
        </text:list-item>
        <text:list-item>
          <text:p text:style-name="P27"><text:span text:style-name="Strong_20_Emphasis">Tiempo de desarrollo:</text:span> 4‑5 semanas, estimando unas 100‑120 h de trabajo</text:p>
        </text:list-item>
        <text:list-item>
          <text:p text:style-name="P27"><text:span text:style-name="Strong_20_Emphasis">Coste aproximado en horas de trabajo del alumno:</text:span> 0 € (formación académica)</text:p>
        </text:list-item>
      </text:list>
      <text:p text:style-name="P28"><text:span text:style-name="Strong_20_Emphasis">Total estimado:</text:span> 130 € (hardware y accesorios)</text:p>
      <text:p text:style-name="P29"/>
      <text:list text:continue-list="list95119424945658" text:style-name="WWNum1">
        <text:list-item>
          <text:p text:style-name="P30"><text:bookmark text:name="_1k7ygmyrayyz"/>CONTENIDOS TRANSVERSALES</text:p>
        </text:list-item>
      </text:list>
      <text:p text:style-name="P11"><text:span text:style-name="Strong_20_Emphasis">RA1 – Investigación de la empresa y análisis de su organización:</text:span> aplicable al análisis de Chitech Onuba.</text:p>
      <text:list text:style-name="L13">
        <text:list-item>
          <text:p text:style-name="P31"><text:span text:style-name="Strong_20_Emphasis">RA2 – Análisis de procesos y sistemas:</text:span> identificación de procesos actuales y debilidades.</text:p>
        </text:list-item>
        <text:list-item>
          <text:p text:style-name="P31"><text:span text:style-name="Strong_20_Emphasis">RA3 – Propuesta de mejora tecnológica:</text:span> desarrollo del sistema de monitorización.</text:p>
        </text:list-item>
        <text:list-item>
          <text:p text:style-name="P31"><text:span text:style-name="Strong_20_Emphasis">RA4 – Planificación de implantación:</text:span> fases de instalación, configuración y pruebas.</text:p>
        </text:list-item>
        <text:list-item>
          <text:p text:style-name="P31"><text:span text:style-name="Strong_20_Emphasis">RA5 – Conclusiones y documentación:</text:span> registro de incidencias y mejoras futuras.</text:p>
        </text:list-item>
      </text:list>
      <text:p text:style-name="P11"><text:span text:style-name="Strong_20_Emphasis">Criterios de Evaluación (CE) relacionados:</text:span></text:p>
      <text:list text:style-name="L14">
        <text:list-item>
          <text:p text:style-name="P32">CE1: Analizar el funcionamiento de sistemas existentes.</text:p>
        </text:list-item>
        <text:list-item>
          <text:p text:style-name="P32">CE2: Seleccionar y configurar herramientas software y hardware adecuadas.</text:p>
        </text:list-item>
        <text:list-item>
          <text:p text:style-name="P32">CE3: Aplicar conocimientos de programación y administración de sistemas.</text:p>
        </text:list-item>
        <text:list-item>
          <text:p text:style-name="P32">CE4: Elaborar documentación técnica clara y estructurada.</text:p>
        </text:list-item>
        <text:list-item>
          <text:p text:style-name="P32">CE5: Evaluar impacto económico y técnico del proyecto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30T09:51:01.796126100</dc:date>
    <meta:editing-duration>PT26M16S</meta:editing-duration>
    <meta:editing-cycles>2</meta:editing-cycles>
    <meta:document-statistic meta:table-count="2" meta:image-count="0" meta:object-count="0" meta:page-count="3" meta:paragraph-count="64" meta:word-count="579" meta:character-count="3934" meta:non-whitespace-character-count="3442"/>
    <meta:user-defined meta:name="AppVersion">15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